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6.024cm" fo:min-width="17.69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25cm" fo:min-width="3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2cm" fo:min-width="1.958cm"/>
    </style:style>
    <style:style style:name="gr4" style:family="graphic" style:parent-style-name="standard">
      <style:graphic-properties draw:stroke="none" svg:stroke-color="#000000" draw:fill="none" draw:fill-color="#ffffff" fo:min-height="0.90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819cm" fo:min-width="0.801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1.95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1.67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63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1.668cm"/>
    </style:style>
    <style:style style:name="gr12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loext:graphic-properties draw:fill="solid" draw:fill-color="#eeeeee"/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54cm" svg:height="18.034cm" svg:x="8.224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3.904cm" svg:height="1.375cm" svg:x="2.152cm" svg:y="11.773cm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3.904cm" svg:height="1.222cm" svg:x="2.152cm" svg:y="13.14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3.924cm" svg:height="1.158cm" svg:x="1.987cm" svg:y="14.677cm">
          <draw:text-box>
            <text:p>Adversary</text:p>
          </draw:text-box>
        </draw:frame>
        <draw:custom-shape draw:style-name="gr5" draw:text-style-name="P5" xml:id="id2" draw:id="id2" draw:layer="layout" svg:width="1.301cm" svg:height="1.069cm" svg:x="9.934cm" svg:y="10.399cm">
          <text:p text:style-name="P4">BR*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056cm" svg:y1="13.072cm" svg:x2="10.584cm" svg:y2="11.468cm" draw:start-shape="id1" draw:end-shape="id2" draw:end-glue-point="2" svg:d="M6056 13072h4528v-1604" svg:viewBox="0 0 4529 1605">
          <text:p/>
        </draw:connector>
        <draw:custom-shape draw:style-name="gr7" draw:text-style-name="P5" xml:id="id3" draw:id="id3" draw:layer="layout" svg:width="2.459cm" svg:height="1.376cm" svg:x="11.116cm" svg:y="5.049cm">
          <text:p text:style-name="P4">Sniff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.152cm" svg:y1="13.072cm" svg:x2="11.116cm" svg:y2="5.737cm" draw:start-shape="id1" draw:start-glue-point="3" draw:end-shape="id3" draw:end-glue-point="3" svg:d="M2152 13072h-501v-7335h9465" svg:viewBox="0 0 9466 7336">
          <text:p/>
        </draw:connector>
        <draw:custom-shape draw:style-name="gr8" draw:text-style-name="P5" xml:id="id4" draw:id="id4" draw:layer="layout" svg:width="2.17cm" svg:height="1.987cm" svg:x="16.032cm" svg:y="9.939cm">
          <text:p text:style-name="P4">Targe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1.235cm" svg:y1="10.933cm" svg:x2="16.032cm" svg:y2="10.932cm" draw:start-shape="id2" draw:start-glue-point="1" draw:end-shape="id4" draw:end-glue-point="3" svg:d="M11235 10933l4797-1" svg:viewBox="0 0 4798 2">
          <text:p/>
        </draw:connector>
        <draw:frame draw:style-name="gr10" draw:text-style-name="P3" draw:layer="layout" svg:width="3.904cm" svg:height="2.013cm" svg:x="21.093cm" svg:y="9.634cm">
          <draw:text-box>
            <text:p>Encrypted Channel</text:p>
          </draw:text-box>
        </draw:frame>
        <draw:custom-shape draw:style-name="gr8" draw:text-style-name="P5" xml:id="id5" draw:id="id5" draw:layer="layout" svg:width="2.17cm" svg:height="1.987cm" svg:x="24.707cm" svg:y="5.507cm">
          <text:p text:style-name="P4">Node</text:p>
          <draw:enhanced-geometry svg:viewBox="0 0 21600 21600" draw:type="rectangle" draw:enhanced-path="M 0 0 L 21600 0 21600 21600 0 21600 0 0 Z N"/>
        </draw:custom-shape>
        <draw:custom-shape draw:style-name="gr11" draw:text-style-name="P5" xml:id="id6" draw:id="id6" draw:layer="layout" svg:width="2.168cm" svg:height="1.987cm" svg:x="24.853cm" svg:y="15.135cm"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8.202cm" svg:y1="10.932cm" svg:x2="24.707cm" svg:y2="6.5cm" draw:start-shape="id4" draw:start-glue-point="1" draw:end-shape="id5" draw:end-glue-point="3" svg:d="M18202 10932l6505-4432" svg:viewBox="0 0 6506 4433">
          <text:p/>
        </draw:connector>
        <draw:connector draw:style-name="gr9" draw:text-style-name="P6" draw:layer="layout" draw:type="line" svg:x1="18.202cm" svg:y1="10.932cm" svg:x2="24.853cm" svg:y2="16.128cm" draw:start-shape="id4" draw:start-glue-point="1" draw:end-shape="id6" draw:end-glue-point="3" svg:d="M18202 10932l6651 5196" svg:viewBox="0 0 6652 5197">
          <text:p/>
        </draw:connector>
        <draw:connector draw:style-name="gr9" draw:text-style-name="P6" draw:layer="layout" draw:type="line" svg:x1="25.792cm" svg:y1="7.494cm" svg:x2="25.937cm" svg:y2="15.135cm" draw:start-shape="id5" draw:start-glue-point="2" draw:end-shape="id6" draw:end-glue-point="0" svg:d="M25792 7494l145 7641" svg:viewBox="0 0 146 7642">
          <text:p/>
        </draw:connector>
        <draw:frame draw:style-name="gr12" draw:text-style-name="P3" draw:layer="layout" svg:width="4.318cm" svg:height="2.286cm" svg:x="22.209cm" svg:y="2.143cm">
          <draw:text-box>
            <text:p>Sensor Net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6:11:24.755498172</meta:creation-date>
    <dc:date>2015-12-07T17:04:54.802720140</dc:date>
    <meta:editing-duration>PT38M13S</meta:editing-duration>
    <meta:editing-cycles>6</meta:editing-cycles>
    <meta:generator>LibreOffice/4.4.6.3$Linux_X86_64 LibreOffice_project/40m0$Build-3</meta:generator>
    <meta:document-statistic meta:object-count="18"/>
  </office:meta>
</office:document-meta>
</file>